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9.87cm" fo:margin-left="-1.879cm" table:align="left" style:writing-mode="lr-tb"/>
    </style:style>
    <style:style style:name="Таблица1.A" style:family="table-column">
      <style:table-column-properties style:column-width="1.323cm"/>
    </style:style>
    <style:style style:name="Таблица1.B" style:family="table-column">
      <style:table-column-properties style:column-width="6.72cm"/>
    </style:style>
    <style:style style:name="Таблица1.C" style:family="table-column">
      <style:table-column-properties style:column-width="3.651cm"/>
    </style:style>
    <style:style style:name="Таблица1.D" style:family="table-column">
      <style:table-column-properties style:column-width="3.916cm"/>
    </style:style>
    <style:style style:name="Таблица1.E" style:family="table-column">
      <style:table-column-properties style:column-width="4.26cm"/>
    </style:style>
    <style:style style:name="Таблица1.A1" style:family="table-cell">
      <style:table-cell-properties style:vertical-align="top" fo:padding="0.176cm" fo:border="0.75pt solid #000000"/>
    </style:style>
    <style:style style:name="Таблица1.A14" style:family="table-cell">
      <style:table-cell-properties style:vertical-align="top" fo:padding="0.176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15%" fo:text-align="center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Коллоквиум</text:span><text:span text:style-name="T1"> «</text:span><text:span text:style-name="T1">Алгоритмы</text:span><text:span text:style-name="T1"> </text:span><text:span text:style-name="T1">работы</text:span><text:span text:style-name="T1"> </text:span><text:span text:style-name="T1">с</text:span><text:span text:style-name="T1"> </text:span><text:span text:style-name="T1">длинными</text:span><text:span text:style-name="T1"> </text:span><text:span text:style-name="T1">числами</text:span><text:span text:style-name="T1"> </text:span><text:span text:style-name="T1">и</text:span><text:span text:style-name="T1"> </text:span><text:span text:style-name="T1">многочленами</text:span><text:span text:style-name="T1">»</text:span></text:p>
      <text:p text:style-name="P1"><text:span text:style-name="T1">Описание</text:span><text:span text:style-name="T1"> </text:span><text:span text:style-name="T1">и</text:span><text:span text:style-name="T1"> </text:span><text:span text:style-name="T1">пояснения</text:span><text:span text:style-name="T1">:</text:span></text:p>
      <text:p text:style-name="P1">Натуральные числа с нулем:</text:p>
      <text:p text:style-name="P1">(n; A[..]) - номер старшей позиции и массив цифр</text:p>
      <text:p text:style-name="P1">Цифра D (тип — целое) Значение B (тип — логический), цифра k - степень</text:p>
      <text:p text:style-name="P1"><text:tab/> <text:tab/> 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4">№</text:p>
          </table:table-cell>
          <table:table-cell table:style-name="Таблица1.A1" office:value-type="string">
            <text:p text:style-name="P3"><text:span text:style-name="T3">Описание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3"><text:span text:style-name="T3">Имя</text:span><text:span text:style-name="T3"> </text:span><text:span text:style-name="T3">модуля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модули</text:span></text:p>
          </table:table-cell>
          <table:table-cell table:style-name="Таблица1.A1" office:value-type="string">
            <text:p text:style-name="P2"><text:span text:style-name="T3">Предлагаемые</text:span><text:span text:style-name="T3"> </text:span><text:span text:style-name="T3">к</text:span><text:span text:style-name="T3"> </text:span><text:span text:style-name="T3">использованию</text:span><text:span text:style-name="T3"> </text:span><text:span text:style-name="T3">функции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</text:span></text:p>
          </table:table-cell>
          <table:table-cell table:style-name="Таблица1.A1" office:value-type="string">
            <text:p text:style-name="P2"><text:span text:style-name="T2">Сравнение</text:span><text:span text:style-name="T2"> </text:span><text:span text:style-name="T2">натуральных</text:span><text:span text:style-name="T2"> </text:span><text:span text:style-name="T2">чисел</text:span><text:span text:style-name="T2">: 1 - </text:span><text:span text:style-name="T2">если</text:span><text:span text:style-name="T2"> </text:span><text:span text:style-name="T2">первое</text:span><text:span text:style-name="T2"> </text:span><text:span text:style-name="T2">больше</text:span><text:span text:style-name="T2">, 0 - </text:span><text:span text:style-name="T2">если</text:span><text:span text:style-name="T2"> </text:span><text:span text:style-name="T2">равно</text:span><text:span text:style-name="T2">, 2 – </text:span><text:span text:style-name="T2">если</text:span><text:span text:style-name="T2"> </text:span><text:span text:style-name="T2">второе</text:span><text:span text:style-name="T2"> </text:span><text:span text:style-name="T2">больше</text:span><text:span text:style-name="T2">.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4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2</text:span></text:p>
            <text:p text:style-name="P4"/>
          </table:table-cell>
          <table:table-cell table:style-name="Таблица1.A1" office:value-type="string">
            <text:p text:style-name="P2"><text:span text:style-name="T2">Проверка</text:span><text:span text:style-name="T2"> </text:span><text:span text:style-name="T2">на</text:span><text:span text:style-name="T2"> </text:span><text:span text:style-name="T2">ноль</text:span><text:span text:style-name="T2">: </text:span><text:span text:style-name="T2">если</text:span><text:span text:style-name="T2"> </text:span><text:span text:style-name="T2">число</text:span><text:span text:style-name="T2"> </text:span><text:span text:style-name="T2">не</text:span><text:span text:style-name="T2"> </text:span><text:span text:style-name="T2">равно</text:span><text:span text:style-name="T2"> </text:span><text:span text:style-name="T2">нулю</text:span><text:span text:style-name="T2">, </text:span><text:span text:style-name="T2">то</text:span><text:span text:style-name="T2"> 0, </text:span><text:span text:style-name="T2">иначе</text:span><text:span text:style-name="T2"> 1.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3</text:span></text:p>
          </table:table-cell>
          <table:table-cell table:style-name="Таблица1.A1" office:value-type="string">
            <text:p text:style-name="P2"><text:span text:style-name="T2">Добавление</text:span><text:span text:style-name="T2"> 1 </text:span><text:span text:style-name="T2">к</text:span><text:span text:style-name="T2"> </text:span><text:span text:style-name="T2">натуральному</text:span><text:span text:style-name="T2"> </text:span><text:span text:style-name="T2">числу</text:span><text:span text:style-name="T2">.</text:span></text:p>
          </table:table-cell>
          <table:table-cell table:style-name="Таблица1.A1" office:value-type="string">
            <text:p text:style-name="P2"><text:span text:style-name="T2">ADD</text:span><text:span text:style-name="T2">_1</text:span><text:span text:style-name="T2">N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4</text:span></text:p>
          </table:table-cell>
          <table:table-cell table:style-name="Таблица1.A1" office:value-type="string">
            <text:p text:style-name="P2"><text:span text:style-name="T2">Сл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5</text:span></text:p>
          </table:table-cell>
          <table:table-cell table:style-name="Таблица1.A1" office:value-type="string">
            <text:p text:style-name="P2"><text:span text:style-name="T2">Вычитание</text:span><text:span text:style-name="T2"> </text:span><text:span text:style-name="T2">из</text:span><text:span text:style-name="T2"> </text:span><text:span text:style-name="T2">большего</text:span><text:span text:style-name="T2"> </text:span><text:span text:style-name="T2">числа</text:span><text:span text:style-name="T2"> </text:span><text:span text:style-name="T2">меньшее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</table:table-cell>
          <table:table-cell table:style-name="Таблица1.A1" office:value-type="string"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6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цифру</text:span><text:span text:style-name="T2"> [0; 9]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4">ADD_NN_N</text:p>
            <text:p text:style-name="P4">MUL_Nk_N</text:p>
          </table:table-cell>
          <table:table-cell table:style-name="Таблица1.A1" office:value-type="string">
            <text:p text:style-name="P4">MUL_Nk_N</text:p>
            <text:p text:style-name="P6"><text:span text:style-name="T2">ADD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7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10^</text:span><text:span text:style-name="T2">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</table:table-cell>
          <table:table-cell table:style-name="Таблица1.A1" office:value-type="string">
            <text:p text:style-name="P4">NZER_N_B</text:p>
          </table:table-cell>
          <table:table-cell table:style-name="Таблица1.A1" office:value-type="string">
            <text:p text:style-name="P4">DELZ_N_N</text:p>
            <text:p text:style-name="P4">NEWN_N_N</text:p>
            <text:p text:style-name="P5">DELN_N</text:p>
            <text:p text:style-name="P5"><text:soft-page-break/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8</text:span></text:p>
          </table:table-cell>
          <table:table-cell table:style-name="Таблица1.A1" office:value-type="string">
            <text:p text:style-name="P2"><text:span text:style-name="T2">Умножение</text:span><text:span text:style-name="T2"> </text:span><text:span text:style-name="T2">натуральных</text:span><text:span text:style-name="T2"> </text:span><text:span text:style-name="T2">чисел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4">MUL_Nk_N</text:p>
            <text:p text:style-name="P10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9</text:span></text:p>
          </table:table-cell>
          <table:table-cell table:style-name="Таблица1.A1" office:value-type="string">
            <text:p text:style-name="P2"><text:span text:style-name="T2">Вычитание</text:span><text:span text:style-name="T2"> </text:span><text:span text:style-name="T2">из</text:span><text:span text:style-name="T2"> </text:span><text:span text:style-name="T2">натурального</text:span><text:span text:style-name="T2"> </text:span><text:span text:style-name="T2">другого</text:span><text:span text:style-name="T2"> </text:span><text:span text:style-name="T2">натурального</text:span><text:span text:style-name="T2">, </text:span><text:span text:style-name="T2">умноженного</text:span><text:span text:style-name="T2"> </text:span><text:span text:style-name="T2">на</text:span><text:span text:style-name="T2"> </text:span><text:span text:style-name="T2">цифру</text:span><text:span text:style-name="T2"> </text:span><text:span text:style-name="T2">для</text:span><text:span text:style-name="T2"> </text:span><text:span text:style-name="T2">случая</text:span><text:span text:style-name="T2"> </text:span><text:span text:style-name="T2">с</text:span><text:span text:style-name="T2"> </text:span><text:span text:style-name="T2">неотрицательным</text:span><text:span text:style-name="T2"> </text:span><text:span text:style-name="T2">результатом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D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4">MUL_ND_N</text:p>
            <text:p text:style-name="P5">SUB_NN_N</text:p>
            <text:p text:style-name="P4">MUL_Nk_N</text:p>
            <text:p text:style-name="P10">ADD_NN_N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0</text:span></text:p>
          </table:table-cell>
          <table:table-cell table:style-name="Таблица1.A1" office:value-type="string">
            <text:p text:style-name="P2"><text:span text:style-name="T2">Вычисление</text:span><text:span text:style-name="T2"> </text:span><text:span text:style-name="T2">первой</text:span><text:span text:style-name="T2"> </text:span><text:span text:style-name="T2">цифры</text:span><text:span text:style-name="T2"> </text:span><text:span text:style-name="T2">деления</text:span><text:span text:style-name="T2"> </text:span><text:span text:style-name="T2">большего</text:span><text:span text:style-name="T2"> </text:span><text:span text:style-name="T2">натурального</text:span><text:span text:style-name="T2"> </text:span><text:span text:style-name="T2">на</text:span><text:span text:style-name="T2"> </text:span><text:span text:style-name="T2">меньшее</text:span><text:span text:style-name="T2">, </text:span><text:span text:style-name="T2">домноженное</text:span><text:span text:style-name="T2"> </text:span><text:span text:style-name="T2">на</text:span><text:span text:style-name="T2"> 10^</text:span><text:span text:style-name="T2">k</text:span><text:span text:style-name="T2">, </text:span><text:span text:style-name="T2">где</text:span><text:span text:style-name="T2"> </text:span><text:span text:style-name="T2">k</text:span><text:span text:style-name="T2"> - </text:span><text:span text:style-name="T2">номер</text:span><text:span text:style-name="T2"> </text:span><text:span text:style-name="T2">позиции</text:span><text:span text:style-name="T2"> </text:span><text:span text:style-name="T2">этой</text:span><text:span text:style-name="T2"> </text:span><text:span text:style-name="T2">цифры</text:span><text:span text:style-name="T2"> (</text:span><text:span text:style-name="T2">номер</text:span><text:span text:style-name="T2"> </text:span><text:span text:style-name="T2">считается</text:span><text:span text:style-name="T2"> </text:span><text:span text:style-name="T2">с</text:span><text:span text:style-name="T2"> </text:span><text:span text:style-name="T2">нуля</text:span><text:span text:style-name="T2">)</text:span>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2"><text:span text:style-name="T2">MUL_Nk_N</text:span></text:p>
            <text:p text:style-name="P12"><text:span text:style-name="T2">ADD_1N_N</text:span></text:p>
          </table:table-cell>
          <table:table-cell table:style-name="Таблица1.A1" office:value-type="string"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  <text:p text:style-name="P4">COM_NN_D</text:p>
            <text:p text:style-name="P5">DELZ_N_N</text:p>
            <text:p text:style-name="P4">NEWN_N_N</text:p>
            <text:p text:style-name="P5">DELN_N</text:p>
            <text:p text:style-name="P5">NZER_N_B</text:p>
            <text:p text:style-name="P5">MUL_Nk_N</text:p>
            <text:p text:style-name="P5">ADD_1N_N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1</text:span></text:p>
          </table:table-cell>
          <table:table-cell table:style-name="Таблица1.A1" office:value-type="string">
            <text:p text:style-name="P2"><text:span text:style-name="T2">Частное</text:span><text:span text:style-name="T2"> </text:span><text:span text:style-name="T2">от</text:span><text:span text:style-name="T2"> </text:span><text:span text:style-name="T2">деления</text:span><text:span text:style-name="T2"> </text:span><text:span text:style-name="T2">большего</text:span><text:span text:style-name="T2"> </text:span><text:span text:style-name="T2">натурального</text:span><text:span text:style-name="T2"> </text:span><text:span text:style-name="T2">числа</text:span><text:span text:style-name="T2"> </text:span><text:span text:style-name="T2">на</text:span><text:span text:style-name="T2"> </text:span><text:span text:style-name="T2">меньшее</text:span><text:span text:style-name="T2"> </text:span><text:span text:style-name="T2">или</text:span><text:span text:style-name="T2"> </text:span><text:span text:style-name="T2">равное</text:span><text:span text:style-name="T2"> </text:span><text:span text:style-name="T2">натуральное</text:span><text:span text:style-name="T2"> </text:span><text:span text:style-name="T2">с</text:span><text:span text:style-name="T2"> </text:span><text:span text:style-name="T2">остатком</text:span><text:span text:style-name="T2"> (</text:span><text:span text:style-name="T2">делитель</text:span><text:span text:style-name="T2"> </text:span><text:span text:style-name="T2">отличен</text:span><text:span text:style-name="T2"> </text:span><text:span text:style-name="T2">от</text:span><text:span text:style-name="T2"> </text:span><text:span text:style-name="T2">нуля</text:span><text:span text:style-name="T2">)</text:span></text:p>
          </table:table-cell>
          <table:table-cell table:style-name="Таблица1.A1" office:value-type="string">
            <text:p text:style-name="P2"><text:span text:style-name="T2">DIV</text:span><text:span text:style-name="T2">_</text:span><text:span text:style-name="T2">NN</text:span><text:span text:style-name="T2">_</text:span><text:span text:style-name="T2">N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</table:table-cell>
          <table:table-cell table:style-name="Таблица1.A1" office:value-type="string">
            <text:p text:style-name="P2"><text:span text:style-name="T2">MUL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D</text:span><text:span text:style-name="T2">_</text:span><text:span text:style-name="T2">N</text:span></text:p>
            <text:p text:style-name="P2"><text:span text:style-name="T2">ADD</text:span><text:span text:style-name="T2">_</text:span><text:span text:style-name="T2">NN</text:span><text:span text:style-name="T2">_</text:span><text:span text:style-name="T2">N</text:span></text:p>
            <text:p text:style-name="P2"><text:span text:style-name="T2">MUL</text:span><text:span text:style-name="T2">_</text:span><text:span text:style-name="T2">Nk</text:span><text:span text:style-name="T2">_</text:span><text:span text:style-name="T2">N</text:span></text:p>
            <text:p text:style-name="P2"><text:span text:style-name="T2">COM</text:span><text:span text:style-name="T2">_</text:span><text:span text:style-name="T2">NN</text:span><text:span text:style-name="T2">_</text:span><text:span text:style-name="T2">D</text:span></text:p>
            <text:p text:style-name="P2"><text:span text:style-name="T2">DELZ</text:span><text:span text:style-name="T2">_</text:span><text:span text:style-name="T2">N</text:span><text:span text:style-name="T2">_</text:span><text:span text:style-name="T2">N</text:span></text:p>
            <text:p text:style-name="P2"><text:span text:style-name="T2">NZER</text:span><text:span text:style-name="T2">_</text:span><text:span text:style-name="T2">N</text:span><text:span text:style-name="T2">_</text:span><text:span text:style-name="T2">B</text:span></text:p>
            <text:p text:style-name="P2"><text:span text:style-name="T2">DIV</text:span><text:span text:style-name="T2">_</text:span><text:span text:style-name="T2">NN</text:span><text:span text:style-name="T2">_</text:span><text:span text:style-name="T2">Nk</text:span></text:p>
            <text:p text:style-name="P2"><text:span text:style-name="T2">SUB</text:span><text:span text:style-name="T2">_</text:span><text:span text:style-name="T2">NN</text:span><text:span text:style-name="T2">_</text:span><text:span text:style-name="T2">N</text:span></text:p>
          </table:table-cell>
        </table:table-row>
        <table:table-row>
          <table:table-cell table:style-name="Таблица1.A1" office:value-type="string">
            <text:p text:style-name="P2"><text:span text:style-name="T2">N</text:span><text:span text:style-name="T2">-16</text:span></text:p>
          </table:table-cell>
          <table:table-cell table:style-name="Таблица1.A1" office:value-type="string">
            <text:p text:style-name="P2"><text:span text:style-name="T2">Удаление</text:span><text:span text:style-name="T2"> </text:span><text:span text:style-name="T2">всех</text:span><text:span text:style-name="T2"> </text:span><text:span text:style-name="T2">нулей</text:span><text:span text:style-name="T2"> </text:span><text:span text:style-name="T2">в</text:span><text:span text:style-name="T2"> </text:span><text:span text:style-name="T2">старших</text:span><text:span text:style-name="T2"> </text:span><text:span text:style-name="T2">позициях</text:span><text:span text:style-name="T2"> </text:span><text:span text:style-name="T2">числа</text:span><text:span text:style-name="T2">.</text:span></text:p>
          </table:table-cell>
          <table:table-cell table:style-name="Таблица1.A1" office:value-type="string">
            <text:p text:style-name="P4">DELZ_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  <table:table-cell table:style-name="Таблица1.A1" office:value-type="string">
            <text:p text:style-name="P4">NEWN_N_N</text:p>
            <text:p text:style-name="P5">DELN_N</text:p>
          </table:table-cell>
        </table:table-row>
        <table:table-row>
          <table:table-cell table:style-name="Таблица1.A14" office:value-type="string">
            <text:p text:style-name="P2">N-17</text:p>
          </table:table-cell>
          <table:table-cell table:style-name="Таблица1.A14" office:value-type="string">
            <text:p text:style-name="P2">Удаление натурального числа из памяти</text:p>
          </table:table-cell>
          <table:table-cell table:style-name="Таблица1.A14" office:value-type="string">
            <text:p text:style-name="P2">DELN_N</text:p>
          </table:table-cell>
          <table:table-cell table:style-name="Таблица1.A14" office:value-type="string">
            <text:p text:style-name="P4"/>
          </table:table-cell>
          <table:table-cell table:style-name="Таблица1.A14" office:value-type="string">
            <text:p text:style-name="P4"/>
          </table:table-cell>
        </table:table-row>
        <table:table-row>
          <table:table-cell table:style-name="Таблица1.A14" office:value-type="string">
            <text:p text:style-name="P2">N-18</text:p>
          </table:table-cell>
          <table:table-cell table:style-name="Таблица1.A14" office:value-type="string">
            <text:p text:style-name="P2">Выделение памяти для натурального числа</text:p>
          </table:table-cell>
          <table:table-cell table:style-name="Таблица1.A14" office:value-type="string">
            <text:p text:style-name="P2">NEWN_N_N</text:p>
          </table:table-cell>
          <table:table-cell table:style-name="Таблица1.A14" office:value-type="string">
            <text:p text:style-name="P4"/>
          </table:table-cell>
          <table:table-cell table:style-name="Таблица1.A14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dc:creator>Юрчик Олег</dc:creator>
    <meta:editing-cycles>35</meta:editing-cycles>
    <dc:date>2014-06-10T12:52:53</dc:date>
    <meta:editing-duration>PT16H2M55S</meta:editing-duration>
    <meta:document-statistic meta:table-count="1" meta:image-count="0" meta:object-count="0" meta:page-count="3" meta:paragraph-count="139" meta:word-count="291" meta:character-count="1999" meta:non-whitespace-character-count="1841"/>
  </office:meta>
</office:document-meta>
</file>